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Calibri"/>
    </style:style>
    <style:style style:name="P2" style:family="paragraph" style:parent-style-name="Preformatted_20_Text">
      <style:text-properties style:font-name="Calibri"/>
    </style:style>
    <style:style style:name="P3" style:family="paragraph" style:parent-style-name="Heading">
      <style:text-properties style:font-name="Calibri" fo:font-weight="bold" style:font-weight-asian="bold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style:font-name="Calibri"/>
    </style:style>
    <style:style style:name="P5" style:family="paragraph">
      <style:text-properties style:font-name="Consolas"/>
    </style:style>
    <style:style style:name="T1" style:family="text">
      <style:text-properties style:font-name="Consolas"/>
    </style:style>
    <style:style style:name="T2" style:family="text">
      <style:text-properties style:font-name="Consolas" fo:font-size="12pt" fo:font-style="normal" fo:font-weight="normal" style:font-name-asian="Consolas" style:font-size-asian="12pt" style:font-style-asian="normal" style:font-weight-asian="normal" style:font-name-complex="Consolas" style:font-size-complex="12pt" style:font-style-complex="normal" style:font-weight-complex="normal"/>
    </style:style>
    <style:style style:name="T3" style:family="text">
      <style:text-properties style:font-name="Consolas" fo:font-size="12pt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solid" draw:fill-color="#cccccc" fo:min-height="1.0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eeeeee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solid" draw:fill-color="#cccccc" fo:min-height="1.0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solid" draw:fill-color="#cccccc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solid" draw:fill-color="#cccccc" fo:min-height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bian - Installation d'une interface graphique</text:p>
      <text:p text:style-name="P2"/>
      <text:p text:style-name="P2">On veut installer une interface graphique sur une machine dotée de Debian 8.1.</text:p>
      <text:p text:style-name="P2">Il est nécessaire d'avoir une connexion internet.</text:p>
      <text:p text:style-name="P1"><draw:frame text:anchor-type="paragraph" draw:z-index="1" draw:style-name="gr2" draw:text-style-name="P5" svg:width="9.208cm" svg:height="0.556cm" svg:x="1.152cm" svg:y="0.393cm"><draw:text-box><text:p><text:span text:style-name="T3"><text:s/></text:span><text:span text:style-name="T3">apt-get</text:span></text:p></draw:text-box></draw:frame></text:p>
      <text:p text:style-name="P1"/>
      <text:list xml:id="list580318754701037809" text:style-name="L1">
        <text:list-header>
          <text:p text:style-name="P4">→ permet d'installer un programme et ses dépendances</text:p>
          <text:p text:style-name="P4"/>
          <text:p text:style-name="P4"><draw:frame text:anchor-type="paragraph" draw:z-index="2" draw:style-name="gr2" draw:text-style-name="P5" svg:width="9.208cm" svg:height="0.556cm" svg:x="1.152cm" svg:y="-0.162cm"><draw:text-box><text:p><text:span text:style-name="T3"><text:s/></text:span><text:span text:style-name="T3">/etc/apt/sources.list</text:span></text:p></draw:text-box></draw:frame></text:p>
          <text:p text:style-name="P4">→ donne les chemins où les programmes doivent être cherchés</text:p>
        </text:list-header>
      </text:list>
      <text:p text:style-name="P1"/>
      <text:p text:style-name="P1"><text:tab/>On doit modifier le fichier <text:span text:style-name="T1">sources.list</text:span> afin d'indiquer où l'interface graphique doit être <text:tab/>cherchée. Mais avant, il faut se donner l'autorisation de le modifier.</text:p>
      <text:list xml:id="list31492476" text:continue-numbering="true" text:style-name="L1">
        <text:list-item>
          <text:p text:style-name="P4">Aller dans le répertoire <text:span text:style-name="T2">/etc/apt/</text:span></text:p>
        </text:list-item>
        <text:list-item>
          <text:p text:style-name="P4"><draw:frame text:anchor-type="paragraph" draw:z-index="4" draw:style-name="gr4" draw:text-style-name="P5" svg:width="1.054cm" svg:height="0.498cm" svg:x="2.462cm" svg:y="-0.019cm"><draw:text-box><text:p><text:span text:style-name="T3"><text:s/></text:span><text:span text:style-name="T3">su</text:span></text:p></draw:text-box></draw:frame>Taper<text:tab/><text:tab/>et entrer le mot de passe super-utilisateur.</text:p>
        </text:list-item>
        <text:list-item>
          <text:p text:style-name="P4">Maintenant, ouvrir le fichier <text:span text:style-name="T1">sources.list</text:span> avec un éditeur de texte tel que <text:span text:style-name="T1">nano</text:span>.</text:p>
        </text:list-item>
        <text:list-item>
          <text:p text:style-name="P4">Commenter tout ce qui ne nous intéresse pas, puis rajouter :</text:p>
        </text:list-item>
      </text:list>
      <text:p text:style-name="P1"><draw:frame text:anchor-type="paragraph" draw:z-index="0" draw:style-name="gr1" draw:text-style-name="P5" svg:width="12.987cm" svg:height="1.077cm" svg:x="1.152cm" svg:y="0.028cm"><draw:text-box><text:p><text:span text:style-name="T3"><text:s/></text:span><text:span text:style-name="T3">deb </text:span><text:span text:style-name="T3"><text:a xlink:href="http://ftp.debian.org/devuab">http://ftp.debian.org/debian</text:a></text:span><text:span text:style-name="T3"> jessie main</text:span></text:p><text:p><text:span text:style-name="T3"><text:s/></text:span><text:span text:style-name="T3">deb-src </text:span><text:span text:style-name="T3"><text:a xlink:href="http://ftp.debian.org/devuab">http://ftp.debian.org/debian</text:a></text:span><text:span text:style-name="T3"> jessie main</text:span></text:p></draw:text-box></draw:frame></text:p>
      <text:p text:style-name="P1"/>
      <text:list xml:id="list31480416" text:continue-numbering="true" text:style-name="L1">
        <text:list-header>
          <text:p text:style-name="P4">(<text:span text:style-name="T1">jessie</text:span> → nom de la version)</text:p>
          <text:p text:style-name="P4"/>
        </text:list-header>
        <text:list-item>
          <text:p text:style-name="P4">Enregistrer et fermer le fichier.</text:p>
        </text:list-item>
        <text:list-item>
          <text:p text:style-name="P4">Entrer les commandes suivantes :</text:p>
          <text:p text:style-name="P4"><draw:frame text:anchor-type="paragraph" draw:z-index="3" draw:style-name="gr3" draw:text-style-name="P5" svg:width="12.987cm" svg:height="1.047cm" svg:x="1.152cm" svg:y="-0.049cm"><draw:text-box><text:p><text:span text:style-name="T3"><text:s/></text:span><text:span text:style-name="T3">apt-get update</text:span></text:p><text:p><text:span text:style-name="T3"><text:s/></text:span><text:span text:style-name="T3">apt-get install xorg</text:span></text:p></draw:text-box></draw:frame></text:p>
        </text:list-item>
      </text:list>
      <text:p text:style-name="P1"/>
      <text:list xml:id="list31491677" text:continue-numbering="true" text:style-name="L1">
        <text:list-header>
          <text:p text:style-name="P4"/>
        </text:list-header>
      </text:list>
      <text:p text:style-name="P1"><draw:frame text:anchor-type="paragraph" draw:z-index="6" draw:style-name="gr5" draw:text-style-name="P5" svg:width="12.987cm" svg:height="0.6cm" svg:x="1.152cm" svg:y="-0.049cm"><draw:text-box><text:p><text:span text:style-name="T3"><text:s/></text:span><text:span text:style-name="T3">apt-get install task-kde-desktop</text:span></text:p></draw:text-box></draw:frame></text:p>
      <text:p text:style-name="P1"/>
      <text:list xml:id="list31475995" text:continue-numbering="true" text:style-name="L1">
        <text:list-item>
          <text:p text:style-name="P4">Une fois l'installation terminée, la commande pour lancer l'interface graphique est :</text:p>
          <text:p text:style-name="P4"><draw:frame text:anchor-type="paragraph" draw:z-index="5" draw:style-name="gr5" draw:text-style-name="P5" svg:width="12.987cm" svg:height="0.6cm" svg:x="1.152cm" svg:y="-0.049cm"><draw:text-box><text:p><text:span text:style-name="T3"><text:s/></text:span><text:span text:style-name="T3">startx</text:span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Fiche de procédure<text:tab/><text:tab/></text:p>
      </style:header>
      <style:footer>
        <text:p text:style-name="Footer">Installation d'un Linux – Debian<text:tab/><text:tab/>Pag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0T10:14:11.61</meta:creation-date>
    <dc:date>2015-12-08T11:32:46.43</dc:date>
    <meta:editing-duration>PT2H37M36S</meta:editing-duration>
    <meta:editing-cycles>25</meta:editing-cycles>
    <meta:generator>OpenOffice/4.1.1$Win32 OpenOffice.org_project/411m6$Build-9775</meta:generator>
    <meta:document-statistic meta:table-count="0" meta:image-count="0" meta:object-count="0" meta:page-count="1" meta:paragraph-count="16" meta:word-count="150" meta:character-count="929"/>
    <dc:creator>Tomas Lutau</dc:creator>
  </office:meta>
</office:document-meta>
</file>